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199cm"/>
    </style:style>
    <style:style style:name="gr4" style:family="graphic" style:parent-style-name="standard">
      <style:graphic-properties draw:textarea-horizontal-align="justify" draw:textarea-vertical-align="middle" draw:auto-grow-height="false" fo:min-height="4.068cm" fo:min-width="4.072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1.651cm" svg:x="3.032cm" svg:y="3.921cm">
          <text:p text:style-name="P1">用户界面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1.524cm" svg:x="3.159cm" svg:y="6.588cm">
          <text:p text:style-name="P1">业务处理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2.159cm" svg:x="3.159cm" svg:y="9.001cm">
          <text:p text:style-name="P1">数据存储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4.318cm" svg:x="9.001cm" svg:y="3.794cm">
          <text:p text:style-name="P1">web服务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9.001cm" svg:y="9.255cm">
          <text:p text:style-name="P1">数据库服务器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191cm" svg:y1="5.191cm" svg:x2="5.191cm" svg:y2="6.588cm">
          <text:p/>
        </draw:line>
        <draw:line draw:style-name="gr6" draw:text-style-name="P2" draw:layer="layout" svg:x1="5.191cm" svg:y1="7.985cm" svg:x2="5.191cm" svg:y2="9.001cm">
          <text:p/>
        </draw:line>
        <draw:line draw:style-name="gr6" draw:text-style-name="P2" draw:layer="layout" svg:x1="11.16cm" svg:y1="7.985cm" svg:x2="11.16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21:06:39.621973188</meta:creation-date>
    <dc:date>2015-11-26T21:09:57.616924904</dc:date>
    <meta:editing-duration>PT3M15S</meta:editing-duration>
    <meta:editing-cycles>4</meta:editing-cycles>
    <meta:generator>LibreOffice/5.0.3.2$Linux_X86_64 LibreOffice_project/e5f16313668ac592c1bfb310f4390624e3dbfb75</meta:generator>
    <meta:document-statistic meta:object-count="8"/>
  </office:meta>
</office:document-meta>
</file>